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4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</text:span><text:span text:style-name="T3">large 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</text:span><text:span text:style-name="T2">development Section with </text:span><text:span text:style-name="T2">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3.11.2013</text:date>, <text:time>19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13T19:58:07.38</dc:date>
    <meta:editing-duration>P10DT23H46M22S</meta:editing-duration>
    <meta:editing-cycles>990</meta:editing-cycles>
    <meta:printed-by>Kim Dikert</meta:printed-by>
    <meta:print-date>2013-05-15T00:23:21</meta:print-date>
    <meta:document-statistic meta:table-count="2" meta:cell-count="2463" meta:object-count="0"/>
  </office:meta>
</office:document-meta>
</file>